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61cm" fo:min-width="2.073cm"/>
    </style:style>
    <style:style style:name="gr2" style:family="graphic" style:parent-style-name="objectwithoutfill">
      <style:graphic-properties svg:stroke-color="#003d7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9cm"/>
    </style:style>
    <style:style style:name="gr4" style:family="graphic" style:parent-style-name="standard">
      <style:graphic-properties draw:stroke="none" svg:stroke-color="#000000" draw:fill="none" draw:fill-color="#ffffff" fo:min-height="0.344cm"/>
    </style:style>
    <style:style style:name="P1" style:family="paragraph">
      <style:paragraph-properties fo:text-align="center"/>
      <style:text-properties fo:font-size="13.3000001907349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color="#006c3b"/>
    </style:style>
    <style:style style:name="P3" style:family="paragraph">
      <style:text-properties fo:color="#003d73" fo:font-size="8.80000019073486pt" fo:font-weight="bold" style:font-size-asian="10pt" style:font-size-complex="10pt"/>
    </style:style>
    <style:style style:name="P4" style:family="paragraph">
      <loext:graphic-properties draw:fill="none" draw:fill-color="#ffffff"/>
      <style:text-properties fo:color="#003d73" fo:font-size="8.80000019073486pt" fo:font-weight="bold" style:font-size-asian="10pt" style:font-size-complex="10pt"/>
    </style:style>
    <style:style style:name="P5" style:family="paragraph">
      <style:paragraph-properties fo:text-align="center"/>
      <style:text-properties fo:font-size="8.80000019073486pt" fo:font-weight="bold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8.80000019073486pt" fo:font-weight="bold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73cm" svg:height="4.311cm" svg:x="0.972cm" svg:y="1.789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73cm" svg:height="4.311cm" svg:x="7.727cm" svg:y="1.789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5cm" svg:y1="2.673cm" svg:x2="7.727cm" svg:y2="2.673cm">
          <text:p/>
        </draw:line>
        <draw:line draw:style-name="gr2" draw:text-style-name="P2" draw:layer="layout" svg:x1="3.545cm" svg:y1="3.484cm" svg:x2="7.727cm" svg:y2="3.484cm">
          <text:p/>
        </draw:line>
        <draw:line draw:style-name="gr2" draw:text-style-name="P2" draw:layer="layout" svg:x1="7.727cm" svg:y1="4.295cm" svg:x2="3.545cm" svg:y2="4.295cm">
          <text:p/>
        </draw:line>
        <draw:line draw:style-name="gr2" draw:text-style-name="P2" draw:layer="layout" svg:x1="3.545cm" svg:y1="5.105cm" svg:x2="7.727cm" svg:y2="5.105cm">
          <text:p/>
        </draw:line>
        <draw:frame draw:style-name="gr3" draw:text-style-name="P4" draw:layer="layout" svg:width="1.93cm" svg:height="0.629cm" svg:x="4.725cm" svg:y="4.476cm">
          <draw:text-box>
            <text:p text:style-name="P3"><text:span text:style-name="T2">enable</text:span></text:p>
          </draw:text-box>
        </draw:frame>
        <draw:frame draw:style-name="gr3" draw:text-style-name="P4" draw:layer="layout" svg:width="1.93cm" svg:height="0.629cm" svg:x="4.51cm" svg:y="3.702cm">
          <draw:text-box>
            <text:p text:style-name="P3"><text:span text:style-name="T2">RMS data</text:span></text:p>
          </draw:text-box>
        </draw:frame>
        <draw:frame draw:style-name="gr3" draw:text-style-name="P4" draw:layer="layout" svg:width="1.93cm" svg:height="0.629cm" svg:x="4.725cm" svg:y="2.929cm">
          <draw:text-box>
            <text:p text:style-name="P3"><text:span text:style-name="T2">signal</text:span></text:p>
          </draw:text-box>
        </draw:frame>
        <draw:frame draw:style-name="gr3" draw:text-style-name="P4" draw:layer="layout" svg:width="1.93cm" svg:height="0.629cm" svg:x="4.725cm" svg:y="2.121cm">
          <draw:text-box>
            <text:p text:style-name="P3"><text:span text:style-name="T2">resets</text:span></text:p>
          </draw:text-box>
        </draw:frame>
        <draw:frame draw:style-name="gr4" draw:text-style-name="P6" draw:layer="layout" svg:width="2.404cm" svg:height="0.912cm" svg:x="4.296cm" svg:y="0.663cm">
          <draw:text-box>
            <text:p text:style-name="P5"><text:span text:style-name="T2">BUS AXI Lite</text:span></text:p>
            <text:p text:style-name="P5"><text:span text:style-name="T3">4 x 32b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13T07:29:36.930977694</meta:creation-date>
    <dc:date>2022-06-13T07:47:53.021483602</dc:date>
    <meta:editing-duration>PT7M55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